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Mono" svg:font-family="'Liberation Mono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6d6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Mono" fo:font-size="8pt" fo:font-style="normal" fo:text-shadow="none" style:text-underline-style="none" fo:font-weight="bold" style:font-size-asian="8pt" style:font-style-asian="normal" style:font-weight-asian="bold" style:font-name-complex="Liberation Mono" style:font-size-complex="8pt" style:font-style-complex="normal" style:font-weight-complex="bold"/>
    </style:style>
    <style:style style:name="ce9" style:family="table-cell" style:parent-style-name="Default" style:data-style-name="N3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style:font-size-asian="8pt" style:font-style-asian="normal" style:font-weight-asian="bold" style:font-name-complex="Liberation Serif" style:font-size-complex="8pt" style:font-style-complex="normal" style:font-weight-complex="bold"/>
    </style:style>
    <style:style style:name="ce11" style:family="table-cell" style:parent-style-name="Default" style:data-style-name="N3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style:font-size-asian="8pt" style:font-style-asian="normal" style:font-weight-asian="bold" style:font-name-complex="Liberation Serif" style:font-size-complex="8pt" style:font-style-complex="normal" style:font-weight-complex="bold"/>
    </style:style>
    <style:style style:name="ce1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3" style:family="table-cell" style:parent-style-name="Default" style:data-style-name="N3">
      <style:table-cell-properties fo:background-color="#ff6d6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1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Mono" fo:font-size="8pt" fo:font-style="normal" fo:text-shadow="none" style:text-underline-style="none" fo:font-weight="bold" style:font-size-asian="8pt" style:font-style-asian="normal" style:font-weight-asian="bold" style:font-name-complex="Liberation Mono" style:font-size-complex="8pt" style:font-style-complex="normal" style:font-weight-complex="bold"/>
    </style:style>
    <style:style style:name="ce15" style:family="table-cell" style:parent-style-name="Default">
      <style:table-cell-properties fo:background-color="#ff6d6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6" style:family="table-cell" style:parent-style-name="Default" style:data-style-name="N125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9" style:family="table-cell" style:parent-style-name="Default" style:data-style-name="N125">
      <style:table-cell-properties fo:background-color="#ff6d6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color="#000000" style:font-style-asian="normal" style:font-weight-complex="bold" style:font-weight-asian="bold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2" style:family="text">
      <style:text-properties style:font-name="Arial" fo:color="#000000" style:font-style-asian="normal" style:font-weight-complex="bold" style:font-weight-asian="bold" style:font-name-complex="Aria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7pt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<text:span text:style-name="T1">M</text:span><text:span text:style-name="T2">00</text:span>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..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<text:span text:style-name="T1">V</text:span><text:span text:style-name="T2">0</text:span></text:p>
          </table:table-cell>
          <table:table-cell/>
          <table:table-cell table:style-name="ce1" office:value-type="string" calcext:value-type="string">
            <text:p><text:span text:style-name="T1">V'</text:span><text:span text:style-name="T2">0</text:span>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2" office:value-type="string" calcext:value-type="string">
            <text:p><text:span text:style-name="T1">M</text:span><text:span text:style-name="T2">10</text:span></text:p>
          </table:table-cell>
          <table:table-cell table:style-name="ce2" office:value-type="string" calcext:value-type="string">
            <text:p><text:span text:style-name="T1">M</text:span><text:span text:style-name="T2">11</text:span>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<text:span text:style-name="T1">V</text:span><text:span text:style-name="T2">1</text:span></text:p>
          </table:table-cell>
          <table:table-cell/>
          <table:table-cell table:style-name="ce2" office:value-type="string" calcext:value-type="string">
            <text:p><text:span text:style-name="T1">V'</text:span><text:span text:style-name="T2">1</text:span>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3" office:value-type="string" calcext:value-type="string">
            <text:p><text:span text:style-name="T1">M</text:span><text:span text:style-name="T2">20</text:span></text:p>
          </table:table-cell>
          <table:table-cell table:style-name="ce3" office:value-type="string" calcext:value-type="string">
            <text:p><text:span text:style-name="T1">M</text:span><text:span text:style-name="T2">21</text:span></text:p>
          </table:table-cell>
          <table:table-cell table:style-name="ce3" office:value-type="string" calcext:value-type="string">
            <text:p><text:span text:style-name="T1">M</text:span><text:span text:style-name="T2">22</text:span></text:p>
          </table:table-cell>
          <table:table-cell table:style-name="ce3" office:value-type="string" calcext:value-type="string">
            <text:p>...</text:p>
          </table:table-cell>
          <table:table-cell table:style-name="ce3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string" calcext:value-type="string">
            <text:p><text:span text:style-name="T1">V</text:span><text:span text:style-name="T2">2</text:span></text:p>
          </table:table-cell>
          <table:table-cell table:style-name="ce20" office:value-type="string" calcext:value-type="string">
            <text:p>=</text:p>
          </table:table-cell>
          <table:table-cell table:style-name="ce3" office:value-type="string" calcext:value-type="string">
            <text:p><text:span text:style-name="T1">V'</text:span><text:span text:style-name="T2">2</text:span>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number-columns-repeated="2" table:style-name="ce4" office:value-type="string" calcext:value-type="string">
            <text:p>...</text:p>
          </table:table-cell>
          <table:table-cell table:style-name="ce4" office:value-type="string" calcext:value-type="string">
            <text:p>....</text:p>
          </table:table-cell>
          <table:table-cell table:number-columns-repeated="2" table:style-name="ce4" office:value-type="string" calcext:value-type="string">
            <text:p>...</text:p>
          </table:table-cell>
          <table:table-cell/>
          <table:table-cell table:style-name="ce21" office:value-type="string" calcext:value-type="string">
            <text:p>...</text:p>
          </table:table-cell>
          <table:table-cell/>
          <table:table-cell table:style-name="ce4" office:value-type="string" calcext:value-type="string">
            <text:p>...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" office:value-type="string" calcext:value-type="string">
            <text:p><text:span text:style-name="T1">M</text:span><text:span text:style-name="T2">N0</text:span></text:p>
          </table:table-cell>
          <table:table-cell table:style-name="ce5" office:value-type="string" calcext:value-type="string">
            <text:p><text:span text:style-name="T1">M</text:span><text:span text:style-name="T2">N1</text:span></text:p>
          </table:table-cell>
          <table:table-cell table:style-name="ce5" office:value-type="string" calcext:value-type="string">
            <text:p><text:span text:style-name="T1">M</text:span><text:span text:style-name="T2">N2</text:span></text:p>
          </table:table-cell>
          <table:table-cell table:style-name="ce5" office:value-type="string" calcext:value-type="string">
            <text:p>...</text:p>
          </table:table-cell>
          <table:table-cell table:style-name="ce5" office:value-type="string" calcext:value-type="string">
            <text:p><text:span text:style-name="T1">M</text:span><text:span text:style-name="T2">NN</text:span></text:p>
          </table:table-cell>
          <table:table-cell/>
          <table:table-cell table:style-name="ce21" office:value-type="string" calcext:value-type="string">
            <text:p><text:span text:style-name="T1">V</text:span><text:span text:style-name="T2">N</text:span></text:p>
          </table:table-cell>
          <table:table-cell/>
          <table:table-cell table:style-name="ce5" office:value-type="string" calcext:value-type="string">
            <text:p><text:span text:style-name="T1">V'</text:span><text:span text:style-name="T2">N</text:span>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'Hoja 1'.N30" table:end-x="9.58pt" table:end-y="13.46pt" draw:z-index="0" draw:name="Chart 1" draw:style-name="gr1" draw:text-style-name="P1" svg:width="449.97pt" svg:height="278.22pt" svg:x="40.51pt" svg:y="3pt">
              <draw:object draw:notify-on-update-of-ranges="'Hoja 1'.E18:'Hoja 1'.E20 'Hoja 1'.F18:'Hoja 1'.F20 'Hoja 1'.G18:'Hoja 1'.G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'Hoja 1'.T30" table:end-x="34.33pt" table:end-y="13.46pt" draw:z-index="1" draw:name="Chart 2" draw:style-name="gr1" draw:text-style-name="P1" svg:width="449.97pt" svg:height="278.22pt" svg:x="65.25pt" svg:y="3pt">
              <draw:object draw:notify-on-update-of-ranges="'Hoja 1'.E26:'Hoja 1'.E28 'Hoja 1'.F26:'Hoja 1'.F28 'Hoja 1'.G26:'Hoja 1'.G2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6" office:value-type="string" calcext:value-type="string">
            <text:p>EJECUCIÓN 1</text:p>
          </table:table-cell>
          <table:table-cell table:style-name="ce15"/>
          <table:table-cell table:style-name="ce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8" office:value-type="string" calcext:value-type="string">
            <text:p>Chunk</text:p>
          </table:table-cell>
          <table:table-cell table:style-name="ce8" office:value-type="string" calcext:value-type="string">
            <text:p>Static</text:p>
          </table:table-cell>
          <table:table-cell table:style-name="ce8" office:value-type="string" calcext:value-type="string">
            <text:p>Dynamic</text:p>
          </table:table-cell>
          <table:table-cell table:style-name="ce8" office:value-type="string" calcext:value-type="string">
            <text:p>Guided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9" office:value-type="string" calcext:value-type="string">
            <text:p>DEFAULT</text:p>
          </table:table-cell>
          <table:table-cell table:style-name="ce16" office:value-type="float" office:value="5.262942" calcext:value-type="float">
            <text:p>5.262942</text:p>
          </table:table-cell>
          <table:table-cell table:style-name="ce16" office:value-type="float" office:value="4.99339" calcext:value-type="float">
            <text:p>4.993390</text:p>
          </table:table-cell>
          <table:table-cell table:style-name="ce16" office:value-type="float" office:value="5.200945" calcext:value-type="float">
            <text:p>5.20094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style-name="ce17" office:value-type="float" office:value="5.40229" calcext:value-type="float">
            <text:p>5.402290</text:p>
          </table:table-cell>
          <table:table-cell table:style-name="ce17" office:value-type="float" office:value="5.203451" calcext:value-type="float">
            <text:p>5.203451</text:p>
          </table:table-cell>
          <table:table-cell table:style-name="ce17" office:value-type="float" office:value="4.239911" calcext:value-type="float">
            <text:p>4.23991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1" office:value-type="float" office:value="64" calcext:value-type="float">
            <text:p>64</text:p>
          </table:table-cell>
          <table:table-cell table:style-name="ce16" office:value-type="float" office:value="5.231029" calcext:value-type="float">
            <text:p>5.231029</text:p>
          </table:table-cell>
          <table:table-cell table:style-name="ce16" office:value-type="float" office:value="5.184271" calcext:value-type="float">
            <text:p>5.184271</text:p>
          </table:table-cell>
          <table:table-cell table:style-name="ce16" office:value-type="float" office:value="5.238659" calcext:value-type="float">
            <text:p>5.238659</text:p>
          </table:table-cell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12"/>
          <table:table-cell table:style-name="ce18" table:number-columns-repeated="3"/>
          <table:table-cell table:number-columns-repeated="1017"/>
        </table:table-row>
        <table:table-row table:style-name="ro2">
          <table:table-cell table:number-columns-repeated="3"/>
          <table:table-cell table:style-name="ce13" office:value-type="string" calcext:value-type="string">
            <text:p>EJECUCIÓN 2</text:p>
          </table:table-cell>
          <table:table-cell table:style-name="ce19"/>
          <table:table-cell table:style-name="ce18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2"/>
          <table:table-cell table:style-name="ce18" table:number-columns-repeated="3"/>
          <table:table-cell table:number-columns-repeated="1017"/>
        </table:table-row>
        <table:table-row table:style-name="ro2">
          <table:table-cell table:number-columns-repeated="3"/>
          <table:table-cell table:style-name="ce14" office:value-type="string" calcext:value-type="string">
            <text:p>Chunk</text:p>
          </table:table-cell>
          <table:table-cell table:style-name="ce8" office:value-type="string" calcext:value-type="string">
            <text:p>Static</text:p>
          </table:table-cell>
          <table:table-cell table:style-name="ce8" office:value-type="string" calcext:value-type="string">
            <text:p>Dynamic</text:p>
          </table:table-cell>
          <table:table-cell table:style-name="ce8" office:value-type="string" calcext:value-type="string">
            <text:p>Guided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9" office:value-type="string" calcext:value-type="string">
            <text:p>DEFAULT</text:p>
          </table:table-cell>
          <table:table-cell table:style-name="ce16" office:value-type="float" office:value="5.2507" calcext:value-type="float">
            <text:p>5.250700</text:p>
          </table:table-cell>
          <table:table-cell table:style-name="ce16" office:value-type="float" office:value="5.186347" calcext:value-type="float">
            <text:p>5.186347</text:p>
          </table:table-cell>
          <table:table-cell table:style-name="ce16" office:value-type="float" office:value="5.320422" calcext:value-type="float">
            <text:p>5.32042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style-name="ce17" office:value-type="float" office:value="5.184097" calcext:value-type="float">
            <text:p>5.184097</text:p>
          </table:table-cell>
          <table:table-cell table:style-name="ce17" office:value-type="float" office:value="5.099935" calcext:value-type="float">
            <text:p>5.099935</text:p>
          </table:table-cell>
          <table:table-cell table:style-name="ce17" office:value-type="float" office:value="5.232407" calcext:value-type="float">
            <text:p>5.23240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1" office:value-type="float" office:value="64" calcext:value-type="float">
            <text:p>64</text:p>
          </table:table-cell>
          <table:table-cell table:style-name="ce16" office:value-type="float" office:value="5.173724" calcext:value-type="float">
            <text:p>5.173724</text:p>
          </table:table-cell>
          <table:table-cell table:style-name="ce16" office:value-type="float" office:value="5.100471" calcext:value-type="float">
            <text:p>5.100471</text:p>
          </table:table-cell>
          <table:table-cell table:style-name="ce16" office:value-type="float" office:value="5.16154" calcext:value-type="float">
            <text:p>5.161540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Mono" svg:font-family="'Liberation Mono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771cm" svg:y="4.111cm" style:legend-expansion="high" chart:style-name="ch2"/>
        <chart:plot-area chart:style-name="ch3" table:cell-range-address="'Hoja 1'.E18:'Hoja 1'.G20" chart:data-source-has-labels="row" svg:x="1.377cm" svg:y="0.196cm" svg:width="12.077cm" svg:height="8.394cm">
          <chartooo:coordinate-region svg:x="1.663cm" svg:y="0.395cm" svg:width="11.791cm" svg:height="7.698cm"/>
          <chart:axis chart:dimension="x" chart:name="primary-x" chart:style-name="ch4">
            <chart:title svg:x="0.63cm" svg:y="8.787cm" chart:style-name="ch5">
              <text:p>              DEFAULT                                  1                                        64      (Chunks)</text:p>
            </chart:title>
          </chart:axis>
          <chart:axis chart:dimension="y" chart:name="primary-y" chart:style-name="ch6">
            <chart:title svg:x="0.451cm" svg:y="5.926cm" chart:style-name="ch7">
              <text:p>Tiempo (segundos)</text:p>
            </chart:title>
            <chart:grid chart:style-name="ch8" chart:class="major"/>
          </chart:axis>
          <chart:series chart:style-name="ch9" chart:values-cell-range-address="'Hoja 1'.E18:'Hoja 1'.E20" loext:label-string="&quot;Static&quot;" chart:class="chart:bar">
            <chart:data-point chart:style-name="ch10" chart:repeated="3"/>
          </chart:series>
          <chart:series chart:style-name="ch11" chart:values-cell-range-address="'Hoja 1'.F18:'Hoja 1'.F20" loext:label-string="&quot;Dynamic&quot;" chart:class="chart:bar">
            <chart:data-point chart:repeated="3"/>
          </chart:series>
          <chart:series chart:style-name="ch12" chart:values-cell-range-address="'Hoja 1'.G18:'Hoja 1'.G20" loext:label-string="&quot;Guided&quot;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62942">
                <text:p>5.262942</text:p>
                <draw:g>
                  <svg:desc>'Hoja 1'.E18:'Hoja 1'.E20</svg:desc>
                </draw:g>
              </table:table-cell>
              <table:table-cell office:value-type="float" office:value="4.99339">
                <text:p>4.99339</text:p>
                <draw:g>
                  <svg:desc>'Hoja 1'.F18:'Hoja 1'.F20</svg:desc>
                </draw:g>
              </table:table-cell>
              <table:table-cell office:value-type="float" office:value="5.200945">
                <text:p>5.200945</text:p>
                <draw:g>
                  <svg:desc>'Hoja 1'.G18:'Hoja 1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0229">
                <text:p>5.40229</text:p>
              </table:table-cell>
              <table:table-cell office:value-type="float" office:value="5.203451">
                <text:p>5.203451</text:p>
              </table:table-cell>
              <table:table-cell office:value-type="float" office:value="4.239911">
                <text:p>4.239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231029">
                <text:p>5.231029</text:p>
              </table:table-cell>
              <table:table-cell office:value-type="float" office:value="5.184271">
                <text:p>5.184271</text:p>
              </table:table-cell>
              <table:table-cell office:value-type="float" office:value="5.238659">
                <text:p>5.238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771cm" svg:y="4.111cm" style:legend-expansion="high" chart:style-name="ch2"/>
        <chart:plot-area chart:style-name="ch3" table:cell-range-address="'Hoja 1'.E26:'Hoja 1'.G28" chart:data-source-has-labels="row" svg:x="1.377cm" svg:y="0.196cm" svg:width="12.077cm" svg:height="8.394cm">
          <chartooo:coordinate-region svg:x="2.139cm" svg:y="0.395cm" svg:width="11.315cm" svg:height="7.698cm"/>
          <chart:axis chart:dimension="x" chart:name="primary-x" chart:style-name="ch4">
            <chart:title svg:x="0.63cm" svg:y="8.787cm" chart:style-name="ch5">
              <text:p>              DEFAULT                                  1                                        64      (Chunks)</text:p>
            </chart:title>
          </chart:axis>
          <chart:axis chart:dimension="y" chart:name="primary-y" chart:style-name="ch6">
            <chart:title svg:x="0.451cm" svg:y="5.926cm" chart:style-name="ch7">
              <text:p>Tiempo (segundos)</text:p>
            </chart:title>
            <chart:grid chart:style-name="ch8" chart:class="major"/>
          </chart:axis>
          <chart:series chart:style-name="ch9" chart:values-cell-range-address="'Hoja 1'.E26:'Hoja 1'.E28" loext:label-string="&quot;Static&quot;" chart:class="chart:bar">
            <chart:data-point chart:style-name="ch10" chart:repeated="3"/>
          </chart:series>
          <chart:series chart:style-name="ch11" chart:values-cell-range-address="'Hoja 1'.F26:'Hoja 1'.F28" loext:label-string="&quot;Dynamic&quot;" chart:class="chart:bar">
            <chart:data-point chart:repeated="3"/>
          </chart:series>
          <chart:series chart:style-name="ch12" chart:values-cell-range-address="'Hoja 1'.G26:'Hoja 1'.G28" loext:label-string="&quot;Guided&quot;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507">
                <text:p>5.2507</text:p>
                <draw:g>
                  <svg:desc>'Hoja 1'.E26:'Hoja 1'.E28</svg:desc>
                </draw:g>
              </table:table-cell>
              <table:table-cell office:value-type="float" office:value="5.186347">
                <text:p>5.186347</text:p>
                <draw:g>
                  <svg:desc>'Hoja 1'.F26:'Hoja 1'.F28</svg:desc>
                </draw:g>
              </table:table-cell>
              <table:table-cell office:value-type="float" office:value="5.320422">
                <text:p>5.320422</text:p>
                <draw:g>
                  <svg:desc>'Hoja 1'.G26:'Hoja 1'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84097">
                <text:p>5.184097</text:p>
              </table:table-cell>
              <table:table-cell office:value-type="float" office:value="5.099935">
                <text:p>5.099935</text:p>
              </table:table-cell>
              <table:table-cell office:value-type="float" office:value="5.232407">
                <text:p>5.232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73724">
                <text:p>5.173724</text:p>
              </table:table-cell>
              <table:table-cell office:value-type="float" office:value="5.100471">
                <text:p>5.100471</text:p>
              </table:table-cell>
              <table:table-cell office:value-type="float" office:value="5.16154">
                <text:p>5.161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